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66b3" draw:textarea-horizontal-align="justify" draw:textarea-vertical-align="middle" draw:auto-grow-height="false" fo:min-height="1.528cm" fo:min-width="2.802cm"/>
    </style:style>
    <style:style style:name="gr2" style:family="graphic" style:parent-style-name="standard">
      <style:graphic-properties draw:fill-color="#0066b3" draw:textarea-horizontal-align="justify" draw:textarea-vertical-align="middle" draw:auto-grow-height="false" fo:min-height="1.528cm" fo:min-width="3.818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7.116cm" fo:min-width="14.486cm"/>
    </style:style>
    <style:style style:name="gr4" style:family="graphic" style:parent-style-name="standard">
      <style:graphic-properties draw:fill-color="#0066b3" draw:textarea-horizontal-align="justify" draw:textarea-vertical-align="middle" draw:auto-grow-height="false" fo:min-height="1.528cm" fo:min-width="5.59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0066b3" draw:textarea-horizontal-align="justify" draw:textarea-vertical-align="middle" draw:auto-grow-height="false" fo:min-height="1.368cm" fo:min-width="2.5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4.322cm" fo:min-width="4.83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1.778cm" svg:x="2.286cm" svg:y="4.826cm">
          <text:p text:style-name="P1">LA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1.778cm" svg:x="1.778cm" svg:y="1.778cm">
          <text:p text:style-name="P1">ODOMETR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986cm" svg:height="7.366cm" svg:x="8.382cm" svg:y="0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096cm" svg:height="1.778cm" svg:x="9.652cm" svg:y="2.286cm">
          <text:p text:style-name="P1">SCAN_MATCH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096cm" svg:height="1.778cm" svg:x="16.764cm" svg:y="2.286cm">
          <text:p text:style-name="P1">LOCAL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096cm" svg:height="1.778cm" svg:x="12.954cm" svg:y="5.334cm">
          <text:p text:style-name="P1">MA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20.574cm" svg:y1="6.096cm" svg:x2="20.574cm" svg:y2="4.064cm">
          <text:p/>
        </draw:line>
        <draw:line draw:style-name="gr6" draw:text-style-name="P4" draw:layer="layout" svg:x1="20.574cm" svg:y1="6.096cm" svg:x2="19.05cm" svg:y2="6.096cm">
          <text:p/>
        </draw:line>
        <draw:line draw:style-name="gr5" draw:text-style-name="P4" draw:layer="layout" svg:x1="6.096cm" svg:y1="2.794cm" svg:x2="7.366cm" svg:y2="2.794cm">
          <text:p/>
        </draw:line>
        <draw:line draw:style-name="gr5" draw:text-style-name="P4" draw:layer="layout" svg:x1="5.588cm" svg:y1="5.588cm" svg:x2="7.62cm" svg:y2="5.588cm">
          <text:p/>
        </draw:line>
        <draw:line draw:style-name="gr6" draw:text-style-name="P4" draw:layer="layout" svg:x1="7.62cm" svg:y1="3.556cm" svg:x2="9.652cm" svg:y2="3.556cm">
          <text:p/>
        </draw:line>
        <draw:line draw:style-name="gr5" draw:text-style-name="P4" draw:layer="layout" svg:x1="7.62cm" svg:y1="3.556cm" svg:x2="7.62cm" svg:y2="5.588cm">
          <text:p/>
        </draw:line>
        <draw:line draw:style-name="gr6" draw:text-style-name="P4" draw:layer="layout" svg:x1="7.366cm" svg:y1="2.794cm" svg:x2="9.652cm" svg:y2="2.794cm">
          <text:p/>
        </draw:line>
        <draw:line draw:style-name="gr5" draw:text-style-name="P4" draw:layer="layout" svg:x1="11.43cm" svg:y1="6.096cm" svg:x2="11.43cm" svg:y2="5.588cm">
          <text:p/>
        </draw:line>
        <draw:line draw:style-name="gr6" draw:text-style-name="P4" draw:layer="layout" svg:x1="11.43cm" svg:y1="6.096cm" svg:x2="12.954cm" svg:y2="6.096cm">
          <text:p/>
        </draw:line>
        <draw:line draw:style-name="gr6" draw:text-style-name="P4" draw:layer="layout" svg:x1="11.43cm" svg:y1="5.588cm" svg:x2="11.43cm" svg:y2="4.064cm">
          <text:p/>
        </draw:line>
        <draw:line draw:style-name="gr6" draw:text-style-name="P4" draw:layer="layout" svg:x1="20.574cm" svg:y1="1.016cm" svg:x2="20.574cm" svg:y2="2.286cm">
          <text:p/>
        </draw:line>
        <draw:line draw:style-name="gr5" draw:text-style-name="P4" draw:layer="layout" svg:x1="4.318cm" svg:y1="1.016cm" svg:x2="20.574cm" svg:y2="1.016cm">
          <text:p/>
        </draw:line>
        <draw:line draw:style-name="gr5" draw:text-style-name="P4" draw:layer="layout" svg:x1="4.318cm" svg:y1="1.016cm" svg:x2="4.318cm" svg:y2="1.778cm">
          <text:p/>
        </draw:line>
        <draw:line draw:style-name="gr6" draw:text-style-name="P4" draw:layer="layout" svg:x1="15.748cm" svg:y1="3.048cm" svg:x2="16.764cm" svg:y2="3.048cm">
          <text:p/>
        </draw:line>
        <draw:custom-shape draw:style-name="gr4" draw:text-style-name="P2" draw:layer="layout" svg:width="6.096cm" svg:height="1.778cm" svg:x="13.208cm" svg:y="9.144cm">
          <text:p text:style-name="P1">NAVEG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6.002cm" svg:y1="7.112cm" svg:x2="16.002cm" svg:y2="9.144cm">
          <text:p/>
        </draw:line>
        <draw:custom-shape draw:style-name="gr4" draw:text-style-name="P2" draw:layer="layout" svg:width="6.096cm" svg:height="1.778cm" svg:x="21.082cm" svg:y="9.144cm">
          <text:p text:style-name="P1"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096cm" svg:height="1.778cm" svg:x="5.334cm" svg:y="9.144cm">
          <text:p text:style-name="P1">GRAP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3.208cm" svg:y1="9.906cm" svg:x2="11.43cm" svg:y2="9.906cm">
          <text:p/>
        </draw:line>
        <draw:line draw:style-name="gr6" draw:text-style-name="P4" draw:layer="layout" svg:x1="19.304cm" svg:y1="9.906cm" svg:x2="21.082cm" svg:y2="9.906cm">
          <text:p/>
        </draw:line>
        <draw:custom-shape draw:style-name="gr4" draw:text-style-name="P2" draw:layer="layout" svg:width="6.096cm" svg:height="1.778cm" svg:x="13.208cm" svg:y="12.446cm">
          <text:p text:style-name="P1">OPTIMIZ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8.382cm" svg:y1="10.922cm" svg:x2="8.382cm" svg:y2="13.462cm">
          <text:p/>
        </draw:line>
        <draw:line draw:style-name="gr6" draw:text-style-name="P4" draw:layer="layout" svg:x1="8.382cm" svg:y1="13.462cm" svg:x2="13.208cm" svg:y2="13.462cm">
          <text:p/>
        </draw:line>
        <draw:line draw:style-name="gr6" draw:text-style-name="P4" draw:layer="layout" svg:x1="16.002cm" svg:y1="12.446cm" svg:x2="16.002cm" svg:y2="10.92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5" draw:text-style-name="P4" draw:layer="layout" svg:x1="6.35cm" svg:y1="3.048cm" svg:x2="7.366cm" svg:y2="3.048cm">
          <text:p/>
        </draw:line>
        <draw:line draw:style-name="gr5" draw:text-style-name="P4" draw:layer="layout" svg:x1="6.35cm" svg:y1="5.588cm" svg:x2="15.748cm" svg:y2="5.588cm">
          <text:p/>
        </draw:line>
        <draw:custom-shape draw:style-name="gr8" draw:text-style-name="P2" draw:layer="layout" svg:width="4.318cm" svg:height="2.286cm" svg:x="2.032cm" svg:y="1.778cm">
          <text:p text:style-name="P1">TURTLEBOT_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.524cm" svg:y1="2.931cm" svg:x2="2.032cm" svg:y2="2.931cm">
          <text:p/>
        </draw:line>
        <draw:custom-shape draw:style-name="gr8" draw:text-style-name="P2" draw:layer="layout" svg:width="4.318cm" svg:height="2.286cm" svg:x="2.032cm" svg:y="4.572cm">
          <text:p text:style-name="P1">RPLIDAR_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.524cm" svg:y1="5.588cm" svg:x2="2.032cm" svg:y2="5.588cm">
          <text:p/>
        </draw:line>
        <draw:frame draw:style-name="gr9" draw:text-style-name="P6" draw:layer="layout" svg:width="1.438cm" svg:height="0.645cm" svg:x="0.594cm" svg:y="2.403cm">
          <draw:text-box>
            <text:p>Robot</text:p>
          </draw:text-box>
        </draw:frame>
        <draw:frame draw:style-name="gr9" draw:text-style-name="P6" draw:layer="layout" svg:width="1.514cm" svg:height="0.645cm" svg:x="0.518cm" svg:y="5.08cm">
          <draw:text-box>
            <text:p>LiDAR</text:p>
          </draw:text-box>
        </draw:frame>
        <draw:frame draw:style-name="gr9" draw:text-style-name="P6" draw:layer="layout" svg:width="2.047cm" svg:height="0.645cm" svg:x="5.588cm" svg:y="1.387cm">
          <draw:text-box>
            <text:p>Odometry</text:p>
          </draw:text-box>
        </draw:frame>
        <draw:line draw:style-name="gr5" draw:text-style-name="P4" draw:layer="layout" svg:x1="5.573cm" svg:y1="2.032cm" svg:x2="7.112cm" svg:y2="2.032cm">
          <text:p/>
        </draw:line>
        <draw:frame draw:style-name="gr9" draw:text-style-name="P6" draw:layer="layout" svg:width="1.145cm" svg:height="0.645cm" svg:x="6.221cm" svg:y="2.54cm">
          <draw:text-box>
            <text:p>IMU</text:p>
          </draw:text-box>
        </draw:frame>
        <draw:custom-shape draw:style-name="gr8" draw:text-style-name="P2" draw:layer="layout" svg:width="4.318cm" svg:height="2.286cm" svg:x="8.128cm" svg:y="1.778cm">
          <text:p text:style-name="P1">ROBOT_POSE_EK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366cm" svg:y1="3.048cm" svg:x2="8.128cm" svg:y2="3.048cm">
          <text:p/>
        </draw:line>
        <draw:line draw:style-name="gr6" draw:text-style-name="P4" draw:layer="layout" svg:x1="7.112cm" svg:y1="2.032cm" svg:x2="8.89cm" svg:y2="2.032cm">
          <text:p/>
        </draw:line>
        <draw:line draw:style-name="gr5" draw:text-style-name="P4" draw:layer="layout" svg:x1="5.574cm" svg:y1="2.032cm" svg:x2="7.113cm" svg:y2="2.032cm">
          <text:p/>
        </draw:line>
        <draw:frame draw:style-name="gr9" draw:text-style-name="P6" draw:layer="layout" svg:width="2.047cm" svg:height="0.645cm" svg:x="5.589cm" svg:y="1.388cm">
          <draw:text-box>
            <text:p>Odometry</text:p>
          </draw:text-box>
        </draw:frame>
        <draw:frame draw:style-name="gr9" draw:text-style-name="P6" draw:layer="layout" svg:width="3.838cm" svg:height="0.645cm" svg:x="12.192cm" svg:y="2.286cm">
          <draw:text-box>
            <text:p>Odometry_Combined</text:p>
          </draw:text-box>
        </draw:frame>
        <draw:line draw:style-name="gr5" draw:text-style-name="P4" draw:layer="layout" svg:x1="12.446cm" svg:y1="2.931cm" svg:x2="15.748cm" svg:y2="2.931cm">
          <text:p/>
        </draw:line>
        <draw:frame draw:style-name="gr9" draw:text-style-name="P6" draw:layer="layout" svg:width="2.377cm" svg:height="0.645cm" svg:x="6.096cm" svg:y="4.943cm">
          <draw:text-box>
            <text:p>Laser_Scan</text:p>
          </draw:text-box>
        </draw:frame>
        <draw:custom-shape draw:style-name="gr10" draw:text-style-name="P3" draw:layer="layout" svg:width="5.334cm" svg:height="4.572cm" svg:x="16.764cm" svg:y="2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318cm" svg:height="2.286cm" svg:x="17.272cm" svg:y="3.048cm">
          <text:p text:style-name="P1">GMAP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748cm" svg:y1="2.931cm" svg:x2="15.748cm" svg:y2="3.556cm">
          <text:p/>
        </draw:line>
        <draw:line draw:style-name="gr5" draw:text-style-name="P4" draw:layer="layout" svg:x1="15.748cm" svg:y1="5.588cm" svg:x2="15.748cm" svg:y2="4.318cm">
          <text:p/>
        </draw:line>
        <draw:line draw:style-name="gr6" draw:text-style-name="P4" draw:layer="layout" svg:x1="15.748cm" svg:y1="4.318cm" svg:x2="17.272cm" svg:y2="4.318cm">
          <text:p/>
        </draw:line>
        <draw:line draw:style-name="gr6" draw:text-style-name="P4" draw:layer="layout" svg:x1="15.748cm" svg:y1="3.556cm" svg:x2="17.526cm" svg:y2="3.556cm">
          <text:p/>
        </draw:line>
        <draw:custom-shape draw:style-name="gr8" draw:text-style-name="P2" draw:layer="layout" svg:width="4.318cm" svg:height="2.286cm" svg:x="17.526cm" svg:y="7.874cm">
          <text:p text:style-name="P1">NAVIG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9.558cm" svg:y1="5.334cm" svg:x2="19.558cm" svg:y2="7.874cm">
          <text:p/>
        </draw:line>
        <draw:frame draw:style-name="gr9" draw:text-style-name="P6" draw:layer="layout" svg:width="7.567cm" svg:height="0.645cm" svg:x="15.547cm" svg:y="10.922cm">
          <draw:text-box>
            <text:p>Local_Planner: Follow the middle of two walls</text:p>
          </draw:text-box>
        </draw:frame>
        <draw:frame draw:style-name="gr9" draw:text-style-name="P6" draw:layer="layout" svg:width="8.744cm" svg:height="1.039cm" svg:x="15.494cm" svg:y="11.915cm">
          <draw:text-box>
            <text:p>Global_Costmap: Create a Graph including differents</text:p>
            <text:p>nodes when a fork is detected.</text:p>
          </draw:text-box>
        </draw:frame>
        <draw:frame draw:style-name="gr9" draw:text-style-name="P6" draw:layer="layout" svg:width="8.448cm" svg:height="0.645cm" svg:x="15.494cm" svg:y="13.071cm">
          <draw:text-box>
            <text:p>Global_Planner: Optimization to find the best route.</text:p>
          </draw:text-box>
        </draw:frame>
        <draw:frame draw:style-name="gr9" draw:text-style-name="P6" draw:layer="layout" svg:width="13.435cm" svg:height="3.797cm" svg:x="0.508cm" svg:y="11.176cm">
          <draw:text-box>
            <text:p>The work will be developed in: <text:a xlink:href="https://github.com/LuisLechugaRuiz/Turtlebot-Projec" xlink:type="simple">https://github.com/LuisLechugaRuiz/Turtlebot-Projec</text:a></text:p>
            <text:p/>
            <text:p>Project Areas: </text:p>
            <text:p/>
            <text:p>SLAM → Adri, Teresa.</text:p>
            <text:p/>
            <text:p>NAVIGATION (+Optimization) → Antonio, Luis.</text:p>
            <text:p/>
            <text:p>Maybe some supervisation work is needed to merge all the different sources.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1111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21:19:58.364272816</meta:creation-date>
    <dc:date>2020-01-29T23:00:38.882097224</dc:date>
    <meta:editing-duration>PT8M8S</meta:editing-duration>
    <meta:editing-cycles>1</meta:editing-cycles>
    <meta:document-statistic meta:object-count="86"/>
    <meta:generator>LibreOffice/6.0.7.3$Linux_X86_64 LibreOffice_project/00m0$Build-3</meta:generator>
  </office:meta>
</office:document-meta>
</file>